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481cm" fo:min-width="5.3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627cm" fo:min-width="4.834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4.834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5.342cm"/>
      <style:paragraph-properties style:writing-mode="lr-tb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6.731cm" svg:x="7.985cm" svg:y="2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.334cm" svg:height="2.877cm" svg:x="8.239cm" svg:y="5.616cm">
          <text:p text:style-name="P2">PCB</text:p>
          <text:p text:style-name="P2"><text:span text:style-name="T1">Microprocessor (PIC32?)</text:span></text:p>
          <text:p text:style-name="P2"><text:span text:style-name="T1">Voltage Regulator</text:span></text:p>
          <text:p text:style-name="P2"><text:span text:style-name="T1">Motor Driver</text:span></text:p>
          <text:p text:style-name="P2"><text:span text:style-name="T1">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5.334cm" svg:height="1.905cm" svg:x="4.048cm" svg:y="10.144cm">
          <text:p text:style-name="P2">Motor + Encoder</text:p>
          <text:p text:style-name="P2"><text:span text:style-name="T1">??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5.842cm" svg:height="1.905cm" svg:x="11.795cm" svg:y="10.144cm">
          <text:p text:style-name="P2">Chargeable Battery</text:p>
          <text:p text:style-name="P2"><text:span text:style-name="T1">??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1.905cm" svg:x="8.239cm" svg:y="2.316cm">
          <text:p text:style-name="P2">Riley’s PCB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0.863cm" svg:y1="4.202cm" svg:x2="10.863cm" svg:y2="5.599cm">
          <text:p/>
        </draw:line>
        <draw:connector draw:style-name="gr6" draw:text-style-name="P2" draw:layer="layout" svg:x1="8.239cm" svg:y1="7.054cm" svg:x2="6.715cm" svg:y2="10.144cm" draw:start-shape="id1" draw:start-glue-point="3" draw:end-shape="id2" draw:end-glue-point="0" svg:d="M8239 7054h-1524v3090" svg:viewBox="0 0 1525 3091">
          <text:p/>
        </draw:connector>
        <draw:connector draw:style-name="gr6" draw:text-style-name="P2" draw:layer="layout" svg:x1="13.573cm" svg:y1="7.054cm" svg:x2="14.716cm" svg:y2="10.144cm" draw:start-shape="id1" draw:start-glue-point="1" draw:end-shape="id3" draw:end-glue-point="0" svg:d="M13573 7054h1143v3090" svg:viewBox="0 0 1144 309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04-28T16:46:29.983668576</dc:date>
    <meta:editing-duration>PT2M23S</meta:editing-duration>
    <meta:editing-cycles>1</meta:editing-cycles>
    <meta:document-statistic meta:object-count="8"/>
    <meta:generator>LibreOffice/6.4.7.2$Linux_X86_64 LibreOffice_project/40$Build-2</meta:generator>
  </office:meta>
</office:document-meta>
</file>